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2483" officeooo:paragraph-rsid="00102483"/>
    </style:style>
    <style:style style:name="P2" style:family="paragraph" style:parent-style-name="Standard">
      <style:text-properties fo:font-size="15pt" officeooo:rsid="00102483" officeooo:paragraph-rsid="00102483" style:font-size-asian="15pt" style:font-size-complex="15pt"/>
    </style:style>
    <style:style style:name="P3" style:family="paragraph" style:parent-style-name="Text_20_body">
      <style:text-properties officeooo:rsid="00102483" officeooo:paragraph-rsid="00102483"/>
    </style:style>
    <style:style style:name="P4" style:family="paragraph" style:parent-style-name="Text_20_body">
      <style:text-properties officeooo:paragraph-rsid="00102483"/>
    </style:style>
    <style:style style:name="P5" style:family="paragraph" style:parent-style-name="Text_20_body">
      <style:text-properties officeooo:rsid="001175d9" officeooo:paragraph-rsid="001175d9"/>
    </style:style>
    <style:style style:name="P6" style:family="paragraph" style:parent-style-name="Text_20_body">
      <style:text-properties fo:font-size="15pt" officeooo:rsid="001175d9" officeooo:paragraph-rsid="001175d9" style:font-size-asian="15pt" style:font-size-complex="15pt"/>
    </style:style>
    <style:style style:name="P7" style:family="paragraph" style:parent-style-name="Text_20_body">
      <style:text-properties fo:font-size="15pt" officeooo:rsid="0014c957" officeooo:paragraph-rsid="0014c957" style:font-size-asian="15pt" style:font-size-complex="15pt"/>
    </style:style>
    <style:style style:name="P8" style:family="paragraph" style:parent-style-name="Text_20_body">
      <style:text-properties fo:font-size="12pt" style:font-size-asian="12pt" style:font-size-complex="12pt"/>
    </style:style>
    <style:style style:name="P9" style:family="paragraph" style:parent-style-name="Text_20_body">
      <style:text-properties fo:font-size="12pt" officeooo:rsid="001175d9" officeooo:paragraph-rsid="0012e83e" style:font-size-asian="12pt" style:font-size-complex="12pt"/>
    </style:style>
    <style:style style:name="P10" style:family="paragraph" style:parent-style-name="Text_20_body">
      <style:text-properties officeooo:paragraph-rsid="00163cb1"/>
    </style:style>
    <style:style style:name="T1" style:family="text">
      <style:text-properties officeooo:rsid="00102483"/>
    </style:style>
    <style:style style:name="T2" style:family="text">
      <style:text-properties officeooo:rsid="001175d9"/>
    </style:style>
    <style:style style:name="T3" style:family="text">
      <style:text-properties officeooo:rsid="0012e83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63cb1" style:font-size-asian="12pt" style:font-size-complex="12pt"/>
    </style:style>
    <style:style style:name="T6" style:family="text">
      <style:text-properties fo:font-size="15pt" officeooo:rsid="0014c957" style:font-size-asian="15pt" style:font-size-complex="15pt"/>
    </style:style>
    <style:style style:name="T7" style:family="text">
      <style:text-properties fo:font-size="15pt" officeooo:rsid="00163cb1" style:font-size-asian="15pt" style:font-size-complex="15pt"/>
    </style:style>
    <style:style style:name="T8" style:family="text">
      <style:text-properties officeooo:rsid="00163cb1"/>
    </style:style>
    <style:style style:name="T9" style:family="text">
      <style:text-properties officeooo:rsid="0016ad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st<text:span text:style-name="T2">(Loss)</text:span> Function:</text:p>
      <text:p text:style-name="P2"/>
      <text:p text:style-name="P3">Measures the accuracy of our hypothesis function. </text:p>
      <text:p text:style-name="P4"><text:span text:style-name="T1">Average difference of all the results of the hypothesis using inputs x's and the actual output y's.</text:span></text:p>
      <text:p text:style-name="Text_20_body"><text:span text:style-name="T1">Also </text:span>called <text:span text:style-name="T1">as </text:span>"Squared error function" or "Mean squared error".</text:p>
      <text:p text:style-name="P5">Goal is to minimize Cost function to achieve more accuracy. Thus comes the Gradient Descent.</text:p>
      <text:p text:style-name="P5"/>
      <text:p text:style-name="P6">Gradient Descent:</text:p>
      <text:p text:style-name="P9">Gradient descent is an optimization algorithm </text:p>
      <text:p text:style-name="P9"><text:span text:style-name="T3">Job is to</text:span> find the minimum cost value <text:span text:style-name="T3">(using first order derivative) </text:span>in the process of tr<text:span text:style-name="T3">ain</text:span>ing the model <text:span text:style-name="T3"><text:s/>by </text:span><text:s/>updating the weights.</text:p>
      <text:p text:style-name="P5">We first run our model with some initial weights. <text:span text:style-name="T3">G</text:span>radient descent updates our weights and find the cost of our model with those weights <text:span text:style-name="T3">(</text:span>in thousands of iterations<text:span text:style-name="T3">)</text:span> to find the minimum cost.</text:p>
      <text:p text:style-name="P5"/>
      <text:p text:style-name="P10"><text:span text:style-name="T6">Effects of different Learning rates:</text:span></text:p>
      <text:p text:style-name="P10"><text:span text:style-name="T6"><text:line-break/></text:span><text:span text:style-name="T5">For sufficiently small α, cost function should decrease for every iteration. </text:span><text:span text:style-name="T4">If α is too small </text:span><text:span text:style-name="T5">gradient descent can be </text:span><text:span text:style-name="T4">slow </text:span><text:span text:style-name="T5">to </text:span><text:span text:style-name="T4">converge.</text:span></text:p>
      <text:p text:style-name="P8">If α is too large: <text:span text:style-name="T9">Cost function </text:span>may not decrease on every iteration. <text:span text:style-name="T9">Gradient descent can overshoot the minimum</text:span> and thus may not converge <text:span text:style-name="T9">or even diverge.</text:span></text:p>
      <text:p text:style-name="P8"/>
      <text:p text:style-name="P7"/>
      <text:p text:style-name="Text_20_body"/>
      <text:p text:style-name="P5"><text:s/></text:p>
      <text:p text:style-name="P5"/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04:52:11.073711373</meta:creation-date>
    <dc:date>2019-06-03T05:40:31.864383561</dc:date>
    <meta:editing-duration>PT7M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70" meta:character-count="1040" meta:non-whitespace-character-count="876"/>
  </office:meta>
</office:document-meta>
</file>